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8.30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fo:font-size="10pt" style:font-name-asian="Calibri1" style:font-size-asian="10pt" style:font-name-complex="Calibri1" style:font-size-complex="10pt"/>
    </style:style>
    <style:style style:name="ce3" style:family="table-cell" style:parent-style-name="Default" style:data-style-name="N0">
      <style:table-cell-properties fo:background-color="#d9d9d9" fo:border="0.06pt solid #000000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abellenmodell Feriendorfverwaltungs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NTAL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Visit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Me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icPrice</text:p>
          </table:table-cell>
          <table:table-cell office:value-type="string" calcext:value-type="string">
            <text:p>decimal(7,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30, 60 (Überprüfung der Regel durch Objektverwalt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N','C','D','M', 'B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novation), N (New Building), C (Completed), D (Demolition), M (Maintenance), B (Block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PPART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tm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cony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m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US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ce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EANING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INTENANC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tenanc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enance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airProtoco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num('F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F (Finnished) O (Ope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UCCHANG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CRAFTSERV.CraftServ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wordHash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Type</text:p>
          </table:table-cell>
          <table:table-cell office:value-type="string" calcext:value-type="string">
            <text:p>enum('A’,‘G’,‘E’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A (Admin), G (Guest), E (Employe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MP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UES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ERSONMOD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Mo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ID</text:p>
          </table:table-cell>
          <table:table-cell table:style-name="ce5"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MODE.Mode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E 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enum('A','C','M','Mgr','R','B','G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A (Admin), C (Cleaning), M (Maintenance), Mgr (Manager), R (Rental), B (Booking), G (Gue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Emp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Guest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CleaningPla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Damage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ctivate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Building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NewBuilding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eNewBuildingProcess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NewBuilding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" office:value-type="string" calcext:value-type="string">
            <text:p>ADDR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OOKING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Book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mentStatus</text:p>
          </table:table-cell>
          <table:table-cell office:value-type="string" calcext:value-type="string">
            <text:p>enum('O','P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O (Open), P (Payed), C (Cancell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GUEST.Guest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OOKINGDETAIL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Detai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BOOKING.Booking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URCHARGE.Surcharge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Pric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B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served), B (Booked), C (Cancelle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RCHARG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EASON.Sea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OfVisitor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ASO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S', 'W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S (Summer), W (Winter), O (Offseaso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M', 'O', 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M (Mountain), O (Ocean), C (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RESOR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RAFTSERV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NTALPICTURE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Pictures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Varchar(3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x</meta:initial-creator>
    <meta:creation-date>2022-06-14T13:01:05Z</meta:creation-date>
    <dc:date>2023-01-12T13:55:40.747950733</dc:date>
    <meta:editing-cycles>7</meta:editing-cycles>
    <meta:editing-duration>PT46M23S</meta:editing-duration>
    <meta:document-statistic meta:table-count="1" meta:cell-count="550" meta:object-count="0"/>
    <meta:user-defined meta:name="AppVersion">16.0300</meta:user-defined>
  </office:meta>
</office:document-meta>
</file>